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0903" officeooo:paragraph-rsid="001b0903"/>
    </style:style>
    <style:style style:name="P2" style:family="paragraph" style:parent-style-name="Standard">
      <style:text-properties officeooo:rsid="001bca8e" officeooo:paragraph-rsid="001bc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s</text:p>
      <text:p text:style-name="P1"/>
      <text:p text:style-name="P2">This is just an example file in which the news will be conitounsliy updated. Most recent news at the top.</text:p>
      <text:p text:style-name="P2"/>
      <text:p text:style-name="P2">But everything is possible :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ja Stemme</meta:initial-creator>
    <meta:creation-date>2017-10-23T10:37:45.080516489</meta:creation-date>
    <dc:date>2017-10-23T10:40:19.479109348</dc:date>
    <dc:creator>Anja Stemme</dc:creator>
    <meta:editing-duration>PT2M38S</meta:editing-duration>
    <meta:editing-cycles>2</meta:editing-cycles>
    <meta:generator>LibreOffice/5.3.5.2$Linux_X86_64 LibreOffice_project/30m0$Build-2</meta:generator>
    <meta:document-statistic meta:table-count="0" meta:image-count="0" meta:object-count="0" meta:page-count="1" meta:paragraph-count="3" meta:word-count="26" meta:character-count="139" meta:non-whitespace-character-count="116"/>
  </office:meta>
</office:document-meta>
</file>